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paragraph-rsid="0018de45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officeooo:rsid="0018de45" officeooo:paragraph-rsid="0018de4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officeooo:rsid="0018de45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: Application de vente d'habits KDM-Business</text:p>
      <text:p text:style-name="P1"/>
      <text:p text:style-name="Standard"><text:span text:style-name="T2">Objectif :</text:span></text:p>
      <text:p text:style-name="Standard">L'objectif de ce projet est de créer une application web de vente d'habits appelée KDM-Business. Cette application permettra aux utilisateurs de parcourir et d'acheter des vêtements en ligne.</text:p>
      <text:p text:style-name="Standard"/>
      <text:p text:style-name="Standard"><text:span text:style-name="T1">Fonctionnalités principales :</text:span></text:p>
      <text:p text:style-name="Standard"><text:tab/>1. Inscription et connexion des utilisateurs</text:p>
      <text:p text:style-name="Standard"><text:tab/>2. Parcourir et rechercher des vêtements par catégorie, marque, taille, etc.</text:p>
      <text:p text:style-name="Standard"><text:tab/>3. Ajouter des articles au panier et passer une commande</text:p>
      <text:p text:style-name="Standard"><text:tab/>4. Gérer le profil utilisateur et les informations de livraison</text:p>
      <text:p text:style-name="Standard">5. Gérer les stocks et les commandes côté administrateur</text:p>
      <text:p text:style-name="Standard"/>
      <text:p text:style-name="Standard"><text:span text:style-name="T2">Technologies utilisées :</text:span></text:p>
      <text:p text:style-name="Standard"><text:tab/>- Django pour le backend</text:p>
      <text:p text:style-name="Standard"><text:tab/>- HTML, CSS, Sass, Bootstrap <text:span text:style-name="T3">et Javascript</text:span> pour le frontend</text:p>
      <text:p text:style-name="Standard"><text:tab/>- PostgreSQL pour la base de données</text:p>
      <text:p text:style-name="Standard"><text:tab/>- Docker pour la conteneurisation</text:p>
      <text:p text:style-name="Standard"><text:tab/>- Nginx pour le serveur web</text:p>
      <text:p text:style-name="Standard"/>
      <text:p text:style-name="Standard"><text:span text:style-name="T2">Cahier des charges :</text:span></text:p>
      <text:p text:style-name="P2"><text:span text:style-name="T5">1. Conception et développement du backend en Django :</text:span></text:p>
      <text:p text:style-name="P2"><text:span text:style-name="T5"><text:tab/></text:span>- Création des modèles de données pour les utilisateurs, les vêtements, les <text:tab/><text:tab/><text:tab/>commandes, etc.</text:p>
      <text:p text:style-name="Standard"><text:s text:c="3"/><text:tab/>- Mise en place des vues et des contrôleurs pour gérer les fonctionnalités de <text:tab/><text:tab/><text:tab/>l'application</text:p>
      <text:p text:style-name="Standard"><text:tab/>- Intégration avec la base de données PostgreSQL</text:p>
      <text:p text:style-name="Standard"/>
      <text:p text:style-name="P3">2. Conception et développement du frontend en HTML, CSS, Sass et Bootstrap :</text:p>
      <text:p text:style-name="Standard"><text:s text:c="3"/><text:tab/>- Création des pages pour l'inscription, la connexion, la navigation des vêtements, le panier, <text:tab/>etc.</text:p>
      <text:p text:style-name="Standard"><text:tab/>- Intégration avec le backend pour afficher les données dynamiquement</text:p>
      <text:p text:style-name="Standard"/>
      <text:p text:style-name="Standard"><text:span text:style-name="T5">3. Mise en place de la base de données PostgreSQL :</text:span></text:p>
      <text:p text:style-name="Standard"><text:s text:c="3"/><text:tab/>- Création des tables pour stocker les informations sur les utilisateurs, les vêtements, les <text:tab/>commandes, etc.</text:p>
      <text:p text:style-name="Standard"><text:tab/>- Intégration avec le backend pour gérer les opérations de lecture et d'écriture des données</text:p>
      <text:p text:style-name="Standard"/>
      <text:p text:style-name="Standard"><text:span text:style-name="T5">4. Conteneurisation avec Docker :</text:span></text:p>
      <text:p text:style-name="Standard"><text:s text:c="2"/><text:tab/> - Configuration d'un conteneur Docker pour l'application web</text:p>
      <text:p text:style-name="Standard"><text:tab/>- Déploiement de l'application dans un environnement conteneurisé</text:p>
      <text:p text:style-name="Standard"/>
      <text:p text:style-name="Standard"><text:span text:style-name="T5">5. Configuration du serveur web Nginx :</text:span></text:p>
      <text:p text:style-name="Standard"><text:tab/>- Mise en place d'un serveur Nginx pour servir l'application web aux utilisateurs</text:p>
      <text:p text:style-name="Standard"/>
      <text:p text:style-name="Standard"><text:span text:style-name="T5">6. Tests et validation :</text:span></text:p>
      <text:p text:style-name="Standard"><text:s text:c="3"/><text:tab/>- Réalisation de tests unitaires et d'intégration pour s'assurer du bon fonctionnement de l<text:tab/><text:span text:style-name="T3">l</text:span>'application</text:p>
      <text:p text:style-name="Standard">- Validation par des utilisateurs pilotes pour recueillir des retours d'expérience</text:p>
      <text:p text:style-name="Standard"/>
      <text:p text:style-name="Standard"/>
      <text:p text:style-name="Standard"/>
      <text:p text:style-name="Standard"><text:soft-page-break/><text:span text:style-name="T5">Livraisons attendues :</text:span></text:p>
      <text:p text:style-name="Standard"><text:tab/>- Code source complet de l'application</text:p>
      <text:p text:style-name="Standard"><text:tab/>- Documentation technique détaillée sur l'architecture, les technologies utilisées, etc.</text:p>
      <text:p text:style-name="Standard"><text:tab/>- Rapport de tests et de validation</text:p>
      <text:p text:style-name="Standard"/>
      <text:p text:style-name="Standard"><text:span text:style-name="T5">Délais :</text:span></text:p>
      <text:p text:style-name="Standard">Le projet devra être livré dans un délai de X mois à partir du démarrage du développement.</text:p>
      <text:p text:style-name="Standard"/>
      <text:p text:style-name="Standard"><text:span text:style-name="T5">Budget :</text:span></text:p>
      <text:p text:style-name="Standard">Le budget alloué pour ce projet est de X <text:span text:style-name="T3">dolar</text:span>.</text:p>
      <text:p text:style-name="Standard"/>
      <text:p text:style-name="Standard"><text:span text:style-name="T5">Responsabilités :</text:span></text:p>
      <text:p text:style-name="Standard"><text:tab/>- L'équipe de développement sera responsable de la conception, du développement et du déploiement de l'application.</text:p>
      <text:p text:style-name="Standard"><text:tab/>- Le client sera responsable de fournir les spécifications détaillées, de valider les livraisons et de fournir un retour d'expérience.</text:p>
      <text:p text:style-name="Standard"/>
      <text:p text:style-name="Standard"><text:span text:style-name="T5"><text:tab/><text:tab/></text:span></text:p>
      <text:p text:style-name="P4"><text:span text:style-name="T5">Le cahier de charge fourni par Alliance Tshindayi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21:20:32.317376694</meta:creation-date>
    <dc:date>2023-11-14T21:35:45.478537172</dc:date>
    <meta:editing-duration>PT15M14S</meta:editing-duration>
    <meta:editing-cycles>1</meta:editing-cycles>
    <meta:document-statistic meta:table-count="0" meta:image-count="0" meta:object-count="0" meta:page-count="2" meta:paragraph-count="47" meta:word-count="427" meta:character-count="2782" meta:non-whitespace-character-count="2336"/>
    <meta:generator>LibreOffice/7.5.7.1$Linux_X86_64 LibreOffice_project/50$Build-1</meta:generator>
  </office:meta>
</office:document-meta>
</file>